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ce5"/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1/">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aug/20/">20/08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bayern-muenchen-vfl-wolfsburg/">2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aug/21/">21/08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1899-hoffenheim-werder-bremen/">4:1 (4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bor-moenchengladbach-1-fc-nuernberg/">1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1-fc-koeln-1-fc-kaiserslautern/">1:3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sc-freiburg-fc-st-pauli/">1:3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hannover-96-eintracht-frankfurt/">2:1 (1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hamburger-sv-fc-schalke-04/">2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aug/22/">22/08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1-fsv-mainz-05-vfb-stuttgart/">2:0 (1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borussia-dortmund-bayer-leverkusen/">0:2 (0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2/">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aug/27/">27/08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1-fc-kaiserslautern-bayern-muenchen/">2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aug/28/">28/08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fc-schalke-04-hannover-96/">1:2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werder-bremen-1-fc-koeln/">4:2 (2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vfl-wolfsburg-1-fsv-mainz-05/">3:4 (3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eintracht-frankfurt-hamburger-sv/">1:3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1-fc-nuernberg-sc-freiburg/">1:2 (1:2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fc-st-pauli-1899-hoffenheim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aug/29/">29/08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bayer-leverkusen-bor-moenchengladbach/">3:6 (1:3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vfb-stuttgart-borussia-dortmund/">1:3 (0:3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3/">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sep/10/">10/09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1899-hoffenheim-fc-schalke-04/">2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sep/11/">11/09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borussia-dortmund-vfl-wolfsburg/">2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hamburger-sv-1-fc-nuernberg/">1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bor-moenchengladbach-eintracht-frankfurt/">0:4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sc-freiburg-vfb-stuttgart/">2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hannover-96-bayer-leverkusen/">2:2 (1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bayern-muenchen-werder-bremen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sep/12/">12/09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1-fsv-mainz-05-1-fc-kaiserslautern/">2:1 (0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1-fc-koeln-fc-st-pauli/">1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4/">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sep/17/">17/09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eintracht-frankfurt-sc-freiburg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sep/18/">18/09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bayern-muenchen-1-fc-koeln/">0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werder-bremen-1-fsv-mainz-05/">0:2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vfb-stuttgart-bor-moenchengladbach/">7:0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vfl-wolfsburg-hannover-96/">2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1-fc-kaiserslautern-1899-hoffenheim/">2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sep/19/">19/09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fc-st-pauli-hamburger-sv/">1:1 (0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fc-schalke-04-borussia-dortmund/">1:3 (0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bayer-leverkusen-1-fc-nuernberg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5/">5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sep/21/">21/09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1-fsv-mainz-05-1-fc-koeln/">2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1899-hoffenheim-bayern-muenchen/">1:2 (1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hannover-96-werder-bremen/">4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sep/22/">22/09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bayer-leverkusen-eintracht-frankfurt/">2:1 (1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borussia-dortmund-1-fc-kaiserslautern/">5:0 (2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hamburger-sv-vfl-wolfsburg/">1:3 (1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bor-moenchengladbach-fc-st-pauli/">1:2 (1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sc-freiburg-fc-schalke-04/">1:2 (0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1-fc-nuernberg-vfb-stuttgart/">2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6/">6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sep/24/">24/09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1-fc-koeln-1899-hoffenheim/">1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sep/25/">25/09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bayern-muenchen-1-fsv-mainz-05/">1:2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fc-schalke-04-bor-moenchengladbach/">2:2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vfb-stuttgart-bayer-leverkusen/">1:4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eintracht-frankfurt-1-fc-nuernberg/">2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fc-st-pauli-borussia-dortmund/">1:3 (1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werder-bremen-hamburger-sv/">3:2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sep/26/">26/09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vfl-wolfsburg-sc-freiburg/">2:1 (1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1-fc-kaiserslautern-hannover-96/">0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7/">7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oct/1/">01/10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hannover-96-fc-st-pauli/">0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oct/2/">02/10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hamburger-sv-1-fc-kaiserslautern/">2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1-fsv-mainz-05-1899-hoffenheim/">4:2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bor-moenchengladbach-vfl-wolfsburg/">1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sc-freiburg-1-fc-koeln/">3:2 (2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1-fc-nuernberg-fc-schalke-04/">2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oct/3/">03/10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vfb-stuttgart-eintracht-frankfurt/">1:2 (0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borussia-dortmund-bayern-muenchen/">2:0 (0:0)</text:a></text:p>
          </table:table-cell>
          <table:table-cell table:number-columns-repeated="2"/>
        </table:table-row>
        <table:table-row table:style-name="ro1">
          <table:table-cell office:value-type="string">
            <text:p>16:45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bayer-leverkusen-werder-bremen/">2:2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8/">8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oct/15/">15/10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1-fc-koeln-borussia-dortmund/">1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oct/16/">16/10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bayern-muenchen-hannover-96/">3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fc-schalke-04-vfb-stuttgart/">2:2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werder-bremen-sc-freiburg/">2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1-fsv-mainz-05-hamburger-sv/">0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fc-st-pauli-1-fc-nuernberg/">3:2 (1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vfl-wolfsburg-bayer-leverkusen/">2:3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oct/17/">17/10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1-fc-kaiserslautern-eintracht-frankfurt/">0:3 (0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1899-hoffenheim-bor-moenchengladbach/">3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9/">9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oct/22/">22/10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hamburger-sv-bayern-muenchen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oct/23/">23/10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eintracht-frankfurt-fc-schalke-04/">0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bor-moenchengladbach-werder-bremen/">1:4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sc-freiburg-1-fc-kaiserslautern/">2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hannover-96-1-fc-koeln/">2:1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1-fc-nuernberg-vfl-wolfsburg/">2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oct/24/">24/10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borussia-dortmund-1899-hoffenheim/">1:1 (0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bayer-leverkusen-1-fsv-mainz-05/">0:1 (0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vfb-stuttgart-fc-st-pauli/">2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10/">10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oct/29/">29/10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bayern-muenchen-sc-freiburg/">4:2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oct/30/">30/10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werder-bremen-1-fc-nuernberg/">2:3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vfl-wolfsburg-vfb-stuttgart/">2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1-fc-koeln-hamburger-sv/">3:2 (2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1-fc-kaiserslautern-bor-moenchengladbach/">3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fc-st-pauli-eintracht-frankfurt/">1:3 (1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fc-schalke-04-bayer-leverkusen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oct/31/">31/10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1-fsv-mainz-05-borussia-dortmund/">0:2 (0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1899-hoffenheim-hannover-96/">4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11/">1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nov/5/">05/11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fc-schalke-04-fc-st-pauli/">3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nov/6/">06/11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hamburger-sv-1899-hoffenheim/">2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eintracht-frankfurt-vfl-wolfsburg/">3:1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bor-moenchengladbach-bayern-muenchen/">3:3 (1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sc-freiburg-1-fsv-mainz-05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1-fc-nuernberg-1-fc-koeln/">3:1 (2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nov/7/">07/11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hannover-96-borussia-dortmund/">0:4 (0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bayer-leverkusen-1-fc-kaiserslautern/">3:1 (1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vfb-stuttgart-werder-bremen/">6:0 (3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12/">1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nov/12/">12/11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borussia-dortmund-hamburger-sv/">2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nov/13/">13/11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werder-bremen-eintracht-frankfurt/">0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vfl-wolfsburg-fc-schalke-04/">2:2 (2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1-fc-koeln-bor-moenchengladbach/">0:4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1-fc-kaiserslautern-vfb-stuttgart/">3:3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fc-st-pauli-bayer-leverkusen/">0:1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1-fsv-mainz-05-hannover-96/">0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nov/14/">14/11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1899-hoffenheim-sc-freiburg/">0:1 (0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bayern-muenchen-1-fc-nuernberg/">3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13/">1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nov/20/">20/11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fc-schalke-04-werder-bremen/">4:0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eintracht-frankfurt-1899-hoffenheim/">0:4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bor-moenchengladbach-1-fsv-mainz-05/">2:3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sc-freiburg-borussia-dortmund/">1:2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hannover-96-hamburger-sv/">3:2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1-fc-nuernberg-1-fc-kaiserslautern/">1:3 (0:3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bayer-leverkusen-bayern-muenchen/">1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nov/21/">21/11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vfb-stuttgart-1-fc-koeln/">0:1 (0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fc-st-pauli-vfl-wolfsburg/">1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14/">1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nov/26/">26/11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1-fsv-mainz-05-1-fc-nuernberg/">3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nov/27/">27/11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bayern-muenchen-eintracht-frankfurt/">4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hamburger-sv-vfb-stuttgart/">4:2 (3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1899-hoffenheim-bayer-leverkusen/">2:2 (1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hannover-96-sc-freiburg/">3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1-fc-kaiserslautern-fc-schalke-04/">5:0 (2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borussia-dortmund-bor-moenchengladbach/">4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nov/28/">28/11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werder-bremen-fc-st-pauli/">3:0 (2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1-fc-koeln-vfl-wolfsburg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15/">15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dec/3/">03/12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fc-st-pauli-1-fc-kaiserslautern/">1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dec/4/">04/12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vfb-stuttgart-1899-hoffenheim/">1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vfl-wolfsburg-werder-bremen/">0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eintracht-frankfurt-1-fsv-mainz-05/">2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bor-moenchengladbach-hannover-96/">1:2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sc-freiburg-hamburger-sv/">1:0 (1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fc-schalke-04-bayern-muenchen/">2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dec/5/">05/12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bayer-leverkusen-1-fc-koeln/">3:2 (1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1-fc-nuernberg-borussia-dortmund/">0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16/">16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dec/10/">10/12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hannover-96-vfb-stuttgart/">2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dec/11/">11/12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bayern-muenchen-fc-st-pauli/">3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hamburger-sv-bayer-leverkusen/">2:4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1899-hoffenheim-1-fc-nuernberg/">1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1-fc-koeln-eintracht-frankfurt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1-fc-kaiserslautern-vfl-wolfsburg/">0:0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borussia-dortmund-werder-bremen/">2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dec/12/">12/12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sc-freiburg-bor-moenchengladbach/">3:0 (2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1-fsv-mainz-05-fc-schalke-04/">0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17/">17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dec/17/">17/12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bor-moenchengladbach-hamburger-sv/">1:2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dec/18/">18/12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fc-schalke-04-1-fc-koeln/">3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werder-bremen-1-fc-kaiserslautern/">1:2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vfl-wolfsburg-1899-hoffenheim/">2:2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eintracht-frankfurt-borussia-dortmund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1-fc-nuernberg-hannover-96/">3:1 (2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fc-st-pauli-1-fsv-mainz-05/">2:4 (1:3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0/dec/19/">19/12/2010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bayer-leverkusen-sc-freiburg/">2:2 (1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vfb-stuttgart-bayern-muenchen/">3:5 (0:3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18/">18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jan/14/">14/0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bayer-leverkusen-borussia-dortmund/">1:3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jan/15/">15/0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vfl-wolfsburg-bayern-muenchen/">1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werder-bremen-1899-hoffenheim/">2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1-fc-nuernberg-bor-moenchengladbach/">0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fc-st-pauli-sc-freiburg/">2:2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vfb-stuttgart-1-fsv-mainz-05/">1:0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fc-schalke-04-hamburger-sv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jan/16/">16/0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eintracht-frankfurt-hannover-96/">0:3 (0:2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1-fc-kaiserslautern-1-fc-koeln/">1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19/">19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jan/21/">21/0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hamburger-sv-eintracht-frankfurt/">1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jan/22/">22/0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hannover-96-fc-schalke-04/">0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borussia-dortmund-vfb-stuttgart/">1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1-fsv-mainz-05-vfl-wolfsburg/">0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sc-freiburg-1-fc-nuernberg/">1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bayern-muenchen-1-fc-kaiserslautern/">5:1 (1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1-fc-koeln-werder-bremen/">3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jan/23/">23/0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bor-moenchengladbach-bayer-leverkusen/">1:3 (0:2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1899-hoffenheim-fc-st-pauli/">2:2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20/">20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jan/28/">28/0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bayer-leverkusen-hannover-96/">2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jan/29/">29/0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werder-bremen-bayern-muenchen/">1:3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vfl-wolfsburg-borussia-dortmund/">0:3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1-fc-nuernberg-hamburger-sv/">2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fc-schalke-04-1899-hoffenheim/">0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fc-st-pauli-1-fc-koeln/">3:0 (2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1-fc-kaiserslautern-1-fsv-mainz-05/">0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jan/30/">30/0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vfb-stuttgart-sc-freiburg/">0:1 (0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eintracht-frankfurt-bor-moenchengladbach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21/">2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feb/4/">04/0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borussia-dortmund-fc-schalke-04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feb/5/">05/0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1-fc-koeln-bayern-muenchen/">3:2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1-fsv-mainz-05-werder-bremen/">1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1-fc-nuernberg-bayer-leverkusen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hannover-96-vfl-wolfsburg/">1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1899-hoffenheim-1-fc-kaiserslautern/">3:2 (2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bor-moenchengladbach-vfb-stuttgart/">2:3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feb/6/">06/0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sc-freiburg-eintracht-frankfurt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feb/16/">16/0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45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hamburger-sv-fc-st-pauli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22/">2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feb/12/">12/0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eintracht-frankfurt-bayer-leverkusen/">0:3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vfl-wolfsburg-hamburger-sv/">0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bayern-muenchen-1899-hoffenheim/">4:0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fc-st-pauli-bor-moenchengladbach/">3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fc-schalke-04-sc-freiburg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vfb-stuttgart-1-fc-nuernberg/">1:4 (1:2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1-fc-kaiserslautern-borussia-dortmund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feb/13/">13/0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1-fc-koeln-1-fsv-mainz-05/">4:2 (2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werder-bremen-hannover-96/">1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23/">2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feb/18/">18/0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1-fc-nuernberg-eintracht-frankfurt/">3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feb/19/">19/0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hamburger-sv-werder-bremen/">4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sc-freiburg-vfl-wolfsburg/">2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1899-hoffenheim-1-fc-koeln/">1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hannover-96-1-fc-kaiserslautern/">3:0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borussia-dortmund-fc-st-pauli/">2:0 (1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1-fsv-mainz-05-bayern-muenchen/">1:3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feb/20/">20/0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bayer-leverkusen-vfb-stuttgart/">4:2 (2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bor-moenchengladbach-fc-schalke-04/">2:1 (2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24/">2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feb/25/">25/0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vfl-wolfsburg-bor-moenchengladbach/">2:1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feb/26/">26/0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1-fc-kaiserslautern-hamburger-sv/">1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1899-hoffenheim-1-fsv-mainz-05/">1:2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1-fc-koeln-sc-freiburg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fc-st-pauli-hannover-96/">0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fc-schalke-04-1-fc-nuernberg/">1:1 (0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bayern-muenchen-borussia-dortmund/">1:3 (1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feb/27/">27/0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eintracht-frankfurt-vfb-stuttgart/">0:2 (0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werder-bremen-bayer-leverkusen/">2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25/">25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mar/4/">04/03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borussia-dortmund-1-fc-koeln/">1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mar/5/">05/03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hannover-96-bayern-muenchen/">3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vfb-stuttgart-fc-schalke-04/">1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bor-moenchengladbach-1899-hoffenheim/">2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1-fc-nuernberg-fc-st-pauli/">5:0 (3:0)</text:a></text:p>
          </table:table-cell>
          <table:table-cell table:number-columns-repeated="2"/>
        </table:table-row>
        <table:table-row table:style-name="ro1">
          <table:table-cell office:value-type="string">
            <text:p>14:45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eintracht-frankfurt-1-fc-kaiserslautern/">0:0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bayer-leverkusen-vfl-wolfsburg/">3:0 (3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mar/6/">06/03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sc-freiburg-werder-bremen/">1:3 (0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hamburger-sv-1-fsv-mainz-05/">2:4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26/">26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mar/11/">11/03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1-fc-koeln-hannover-96/">4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mar/12/">12/03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1899-hoffenheim-borussia-dortmund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bayern-muenchen-hamburger-sv/">6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fc-schalke-04-eintracht-frankfurt/">2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1-fc-kaiserslautern-sc-freiburg/">2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vfl-wolfsburg-1-fc-nuernberg/">1:2 (1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werder-bremen-bor-moenchengladbach/">1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mar/13/">13/03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1-fsv-mainz-05-bayer-leverkusen/">0:1 (0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fc-st-pauli-vfb-stuttgart/">1:2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27/">27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mar/18/">18/03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bor-moenchengladbach-1-fc-kaiserslautern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mar/19/">19/03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sc-freiburg-bayern-muenchen/">1:2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1-fc-nuernberg-werder-bremen/">1:3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hannover-96-1899-hoffenheim/">2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hamburger-sv-1-fc-koeln/">6:2 (4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eintracht-frankfurt-fc-st-pauli/">2:1 (1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borussia-dortmund-1-fsv-mainz-05/">1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mar/20/">20/03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bayer-leverkusen-fc-schalke-04/">2:0 (2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vfb-stuttgart-vfl-wolfsburg/">1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28/">28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pr/1/">01/04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fc-st-pauli-fc-schalke-04/">0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pr/2/">02/04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1-fc-kaiserslautern-bayer-leverkusen/">0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werder-bremen-vfb-stuttgart/">1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bayern-muenchen-bor-moenchengladbach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1-fsv-mainz-05-sc-freiburg/">1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borussia-dortmund-hannover-96/">4:1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1899-hoffenheim-hamburger-sv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pr/3/">03/04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1-fc-koeln-1-fc-nuernberg/">1:0 (0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vfl-wolfsburg-eintracht-frankfurt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29/">29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pr/8/">08/04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eintracht-frankfurt-werder-bremen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pr/9/">09/04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1-fc-nuernberg-bayern-muenchen/">1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hamburger-sv-borussia-dortmund/">1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fc-schalke-04-vfl-wolfsburg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hannover-96-1-fsv-mainz-05/">2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sc-freiburg-1899-hoffenheim/">3:2 (1:2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vfb-stuttgart-1-fc-kaiserslautern/">2:4 (2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pr/10/">10/04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bor-moenchengladbach-1-fc-koeln/">5:1 (3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bayer-leverkusen-fc-st-pauli/">2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30/">30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pr/15/">15/04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1-fsv-mainz-05-bor-moenchengladbach/">1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pr/16/">16/04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1-fc-koeln-vfb-stuttgart/">1:3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1899-hoffenheim-eintracht-frankfurt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hamburger-sv-hannover-96/">0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1-fc-kaiserslautern-1-fc-nuernberg/">0:2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vfl-wolfsburg-fc-st-pauli/">2:2 (1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werder-bremen-fc-schalke-04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pr/17/">17/04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bayern-muenchen-bayer-leverkusen/">5:1 (4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borussia-dortmund-sc-freiburg/">3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31/">3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pr/21/">21/04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sc-freiburg-hannover-96/">1:3 (0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pr/23/">23/04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eintracht-frankfurt-bayern-muenchen/">1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fc-st-pauli-werder-bremen/">1:3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vfb-stuttgart-hamburger-sv/">3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bayer-leverkusen-1899-hoffenheim/">2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fc-schalke-04-1-fc-kaiserslautern/">0:1 (0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bor-moenchengladbach-borussia-dortmund/">1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pr/24/">24/04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vfl-wolfsburg-1-fc-koeln/">4:1 (2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1-fc-nuernberg-1-fsv-mainz-05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32/">3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pr/29/">29/04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werder-bremen-vfl-wolfsburg/">0:1 (0:1)</text:a></text:p>
          </table:table-cell>
          <table:table-cell table:number-columns-repeated="2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1-fc-kaiserslautern-fc-st-pauli/">2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pr/30/">30/04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1-fc-koeln-bayer-leverkusen/">2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1899-hoffenheim-vfb-stuttgart/">1:2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1-fsv-mainz-05-eintracht-frankfurt/">3:0 (3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hannover-96-bor-moenchengladbach/">0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hamburger-sv-sc-freiburg/">0:2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borussia-dortmund-1-fc-nuernberg/">2:0 (2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bayern-muenchen-fc-schalke-04/">4:1 (3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33/">3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may/7/">07/05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0-2011-fc-st-pauli-bayern-muenchen/">1:8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0-2011-werder-bremen-borussia-dortmund/">2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0-2011-bayer-leverkusen-hamburger-sv/">1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0-2011-fc-schalke-04-1-fsv-mainz-05/">1:3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0-2011-1-fc-nuernberg-1899-hoffenheim/">1:2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0-2011-eintracht-frankfurt-1-fc-koeln/">0:2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0-2011-bor-moenchengladbach-sc-freiburg/">2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0-2011-vfb-stuttgart-hannover-96/">2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0-2011-vfl-wolfsburg-1-fc-kaiserslautern/">1:2 (1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0-2011-spieltag/34/">3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may/14/">14/05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0-2011-1-fc-koeln-fc-schalke-04/">2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0-2011-1-fc-kaiserslautern-werder-bremen/">3:2 (3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0-2011-sc-freiburg-bayer-leverkusen/">0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0-2011-bayern-muenchen-vfb-stuttgart/">2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0-2011-1899-hoffenheim-vfl-wolfsburg/">1:3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intracht-frankfurt/">Eintracht Frankfurt</text:a></text:p>
          </table:table-cell>
          <table:table-cell office:value-type="string">
            <text:p><text:a xlink:href="http://www.worldfootball.net/spielbericht/bundesliga-2010-2011-borussia-dortmund-eintracht-frankfurt/">3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0-2011-hamburger-sv-bor-moenchengladbach/">1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0-2011-hannover-96-1-fc-nuernberg/">3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t-pauli/">FC St. Pauli</text:a></text:p>
          </table:table-cell>
          <table:table-cell office:value-type="string">
            <text:p><text:a xlink:href="http://www.worldfootball.net/spielbericht/bundesliga-2010-2011-1-fsv-mainz-05-fc-st-pauli/">2:1 (0:1)</text:a></text:p>
          </table:table-cell>
          <table:table-cell table:style-name="Default" table:number-columns-repeated="2"/>
        </table:table-row>
      </table:table>
      <table:table table:name="Sheet2" table:style-name="ta1">
        <table:table-column table:style-name="co1" table:default-cell-style-name="ce3"/>
        <table:table-column table:style-name="co1" table:default-cell-style-name="ce4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ce5"/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1/">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5/">05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borussia-dortmund-hamburger-sv/">3:1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6/">06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werder-bremen-1-fc-kaiserslautern/">2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hannover-96-1899-hoffenheim/">2:1 (2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vfb-stuttgart-fc-schalke-04/">3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1-fc-koeln-vfl-wolfsburg/">0:3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fc-augsburg-sc-freiburg/">2:2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hertha-bsc-1-fc-nuernberg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7/">07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1-fsv-mainz-05-bayer-leverkusen/">2:0 (1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bayern-muenchen-bor-moenchengladbach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2/">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13/">13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hamburger-sv-hertha-bsc/">2:2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1-fc-nuernberg-hannover-96/">1:2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sc-freiburg-1-fsv-mainz-05/">1:2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1899-hoffenheim-borussia-dortmund/">1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vfl-wolfsburg-bayern-muenchen/">0:1 (0:0)</text:a></text:p>
          </table:table-cell>
          <table:table-cell table:number-columns-repeated="2"/>
        </table:table-row>
        <table:table-row table:style-name="ro1">
          <table:table-cell office:value-type="string">
            <text:p>14:4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fc-schalke-04-1-fc-koeln/">5:1 (1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bor-moenchengladbach-vfb-stuttgart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14/">14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1-fc-kaiserslautern-fc-augsburg/">1:1 (0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bayer-leverkusen-werder-bremen/">1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3/">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19/">19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bor-moenchengladbach-vfl-wolfsburg/">4:1 (3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20/">20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borussia-dortmund-1-fc-nuernberg/">2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bayern-muenchen-hamburger-sv/">5:0 (3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werder-bremen-sc-freiburg/">5:3 (2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vfb-stuttgart-bayer-leverkusen/">0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fc-augsburg-1899-hoffenheim/">0:2 (0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1-fc-koeln-1-fc-kaiserslautern/">1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21/">21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1-fsv-mainz-05-fc-schalke-04/">2:4 (2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hannover-96-hertha-bsc/">1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4/">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26/">26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hertha-bsc-vfb-stuttgart/">1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27/">27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hamburger-sv-1-fc-koeln/">3:4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1-fc-nuernberg-fc-augsburg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sc-freiburg-vfl-wolfsburg/">3:0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1-fc-kaiserslautern-bayern-muenchen/">0:3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1899-hoffenheim-werder-bremen/">1:2 (1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bayer-leverkusen-borussia-dortmund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28/">28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hannover-96-1-fsv-mainz-05/">1:1 (1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fc-schalke-04-bor-moenchengladbach/">1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5/">5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9/">09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fc-augsburg-bayer-leverkusen/">1:4 (1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10/">10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borussia-dortmund-hertha-bsc/">1:2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bayern-muenchen-sc-freiburg/">7:0 (3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1-fsv-mainz-05-1899-hoffenheim/">0:4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vfb-stuttgart-hannover-96/">3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bor-moenchengladbach-1-fc-kaiserslautern/">1:0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werder-bremen-hamburger-sv/">2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11/">11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1-fc-koeln-1-fc-nuernberg/">1:2 (1:2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vfl-wolfsburg-fc-schalke-04/">2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6/">6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16/">16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sc-freiburg-vfb-stuttgart/">1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17/">17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bayer-leverkusen-1-fc-koeln/">1:4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hamburger-sv-bor-moenchengladbach/">0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1-fc-nuernberg-werder-bremen/">1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1899-hoffenheim-vfl-wolfsburg/">3:1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hertha-bsc-fc-augsburg/">2:2 (0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1-fc-kaiserslautern-1-fsv-mainz-05/">3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18/">18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hannover-96-borussia-dortmund/">2:1 (0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fc-schalke-04-bayern-muenchen/">0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7/">7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23/">23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vfb-stuttgart-hamburger-sv/">1:2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24/">24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fc-schalke-04-sc-freiburg/">4:2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1-fsv-mainz-05-borussia-dortmund/">1:2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vfl-wolfsburg-1-fc-kaiserslautern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bor-moenchengladbach-1-fc-nuernberg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fc-augsburg-hannover-96/">0:0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bayern-muenchen-bayer-leverkusen/">3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25/">25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4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1-fc-koeln-1899-hoffenheim/">2:0 (1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werder-bremen-hertha-bsc/">2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8/">8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30/">30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1-fc-kaiserslautern-vfb-stuttgart/">0:2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1/">01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borussia-dortmund-fc-augsburg/">4:0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bayer-leverkusen-vfl-wolfsburg/">3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1-fc-nuernberg-1-fsv-mainz-05/">3:3 (2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sc-freiburg-bor-moenchengladbach/">1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1899-hoffenheim-bayern-muenchen/">0:0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hertha-bsc-1-fc-koeln/">3:0 (3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/">02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hannover-96-werder-bremen/">3:2 (2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hamburger-sv-fc-schalke-04/">1:2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9/">9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14/">14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werder-bremen-borussia-dortmund/">0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15/">15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bayern-muenchen-hertha-bsc/">4:0 (3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1-fsv-mainz-05-fc-augsburg/">0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vfb-stuttgart-1899-hoffenheim/">2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vfl-wolfsburg-1-fc-nuernberg/">2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bor-moenchengladbach-bayer-leverkusen/">2:2 (0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fc-schalke-04-1-fc-kaiserslautern/">1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16/">16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sc-freiburg-hamburger-sv/">1:2 (0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1-fc-koeln-hannover-96/">2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10/">10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1/">21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fc-augsburg-werder-bremen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2/">22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borussia-dortmund-1-fc-koeln/">5:0 (3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1-fc-nuernberg-vfb-stuttgart/">2:2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1-fc-kaiserslautern-sc-freiburg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1899-hoffenheim-bor-moenchengladbach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hertha-bsc-1-fsv-mainz-05/">0:0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hamburger-sv-vfl-wolfsburg/">1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3/">23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bayer-leverkusen-fc-schalke-04/">0:1 (0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hannover-96-bayern-muenchen/">2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11/">1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8/">28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sc-freiburg-bayer-leverkusen/">0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9/">29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bayern-muenchen-1-fc-nuernberg/">4:0 (3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fc-schalke-04-1899-hoffenheim/">3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vfl-wolfsburg-hertha-bsc/">2:3 (1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bor-moenchengladbach-hannover-96/">2:1 (1:1)</text:a></text:p>
          </table:table-cell>
          <table:table-cell table:number-columns-repeated="2"/>
        </table:table-row>
        <table:table-row table:style-name="ro1">
          <table:table-cell office:value-type="string">
            <text:p>14:45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vfb-stuttgart-borussia-dortmund/">1:1 (1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1-fsv-mainz-05-werder-bremen/">1:3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30/">30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1-fc-koeln-fc-augsburg/">3:0 (2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hamburger-sv-1-fc-kaiserslautern/">1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12/">1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4/">04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1-fsv-mainz-05-vfb-stuttgart/">3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5/">05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borussia-dortmund-vfl-wolfsburg/">5:1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werder-bremen-1-fc-koeln/">3:2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1-fc-nuernberg-sc-freiburg/">1:2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1899-hoffenheim-1-fc-kaiserslautern/">1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hertha-bsc-bor-moenchengladbach/">1:2 (1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bayer-leverkusen-hamburger-sv/">2:2 (2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6/">06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hannover-96-fc-schalke-04/">2:2 (1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fc-augsburg-bayern-muenchen/">1:2 (0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13/">1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18/">18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1-fc-kaiserslautern-bayer-leverkusen/">0:2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19/">19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fc-schalke-04-1-fc-nuernberg/">4:0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sc-freiburg-hertha-bsc/">2:2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vfl-wolfsburg-hannover-96/">4:1 (2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bor-moenchengladbach-werder-bremen/">5:0 (3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bayern-muenchen-borussia-dortmund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20/">20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vfb-stuttgart-fc-augsburg/">2:1 (1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hamburger-sv-1899-hoffenheim/">2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13/">13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1-fc-koeln-1-fsv-mainz-05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14/">1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25/">25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1-fc-koeln-bor-moenchengladbach/">0:3 (0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26/">26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borussia-dortmund-fc-schalke-04/">2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1-fc-nuernberg-1-fc-kaiserslautern/">1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1899-hoffenheim-sc-freiburg/">1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fc-augsburg-vfl-wolfsburg/">2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hertha-bsc-bayer-leverkusen/">3:3 (2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hannover-96-hamburger-sv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27/">27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werder-bremen-vfb-stuttgart/">2:0 (0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1-fsv-mainz-05-bayern-muenchen/">3:2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15/">15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2/">02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bayer-leverkusen-1899-hoffenheim/">2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3/">03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bayern-muenchen-werder-bremen/">4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sc-freiburg-hannover-96/">1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1-fc-kaiserslautern-hertha-bsc/">1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vfl-wolfsburg-1-fsv-mainz-05/">2:2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bor-moenchengladbach-borussia-dortmund/">1:1 (0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vfb-stuttgart-1-fc-koeln/">2:2 (2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4/">04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hamburger-sv-1-fc-nuernberg/">2:0 (1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fc-schalke-04-fc-augsburg/">3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16/">16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9/">09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hertha-bsc-fc-schalke-04/">1:2 (1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10/">10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werder-bremen-vfl-wolfsburg/">4:1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1-fsv-mainz-05-hamburger-sv/">0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1-fc-nuernberg-1899-hoffenheim/">0:2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1-fc-koeln-sc-freiburg/">4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fc-augsburg-bor-moenchengladbach/">1:0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hannover-96-bayer-leverkusen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11/">11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borussia-dortmund-1-fc-kaiserslautern/">1:1 (1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vfb-stuttgart-bayern-muenchen/">1:2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17/">17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16/">16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bayern-muenchen-1-fc-koeln/">3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17/">17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bayer-leverkusen-1-fc-nuernberg/">0:3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hamburger-sv-fc-augsburg/">1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sc-freiburg-borussia-dortmund/">1:4 (1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1899-hoffenheim-hertha-bsc/">1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vfl-wolfsburg-vfb-stuttgart/">1:0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fc-schalke-04-werder-bremen/">5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18/">18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1-fc-kaiserslautern-hannover-96/">1:1 (0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bor-moenchengladbach-1-fsv-mainz-05/">1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18/">18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20/">20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bor-moenchengladbach-bayern-muenchen/">3:1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21/">21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1899-hoffenheim-hannover-96/">0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fc-schalke-04-vfb-stuttgart/">3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vfl-wolfsburg-1-fc-koeln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sc-freiburg-fc-augsburg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1-fc-nuernberg-hertha-bsc/">2:0 (1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1-fc-kaiserslautern-werder-bremen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22/">22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hamburger-sv-borussia-dortmund/">1:5 (0:2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bayer-leverkusen-1-fsv-mainz-05/">3:2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19/">19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27/">27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hannover-96-1-fc-nuernberg/">1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28/">28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werder-bremen-bayer-leverkusen/">1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hertha-bsc-hamburger-sv/">1:2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fc-augsburg-1-fc-kaiserslautern/">2:2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borussia-dortmund-1899-hoffenheim/">3:1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bayern-muenchen-vfl-wolfsburg/">2:0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1-fc-koeln-fc-schalke-04/">1:4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29/">29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1-fsv-mainz-05-sc-freiburg/">3:1 (3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vfb-stuttgart-bor-moenchengladbach/">0:3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20/">20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3/">03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1-fc-nuernberg-borussia-dortmund/">0:2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4/">04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hertha-bsc-hannover-96/">0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fc-schalke-04-1-fsv-mainz-05/">1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bayer-leverkusen-vfb-stuttgart/">2:2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vfl-wolfsburg-bor-moenchengladbach/">0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1899-hoffenheim-fc-augsburg/">2:2 (1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hamburger-sv-bayern-muenchen/">1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5/">05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sc-freiburg-werder-bremen/">2:2 (1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1-fc-kaiserslautern-1-fc-koeln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21/">2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10/">10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vfl-wolfsburg-sc-freiburg/">3:2 (2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11/">11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borussia-dortmund-bayer-leverkusen/">1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1-fsv-mainz-05-hannover-96/">1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bayern-muenchen-1-fc-kaiserslautern/">2:0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werder-bremen-1899-hoffenheim/">1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vfb-stuttgart-hertha-bsc/">5:0 (4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bor-moenchengladbach-fc-schalke-04/">3:0 (3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12/">12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fc-augsburg-1-fc-nuernberg/">0:0 (0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1-fc-koeln-hamburger-sv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22/">2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17/">17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1899-hoffenheim-1-fsv-mainz-05/">1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18/">18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hertha-bsc-borussia-dortmund/">0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hamburger-sv-werder-bremen/">1:3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1-fc-nuernberg-1-fc-koeln/">2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1-fc-kaiserslautern-bor-moenchengladbach/">1:2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bayer-leverkusen-fc-augsburg/">4:1 (1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sc-freiburg-bayern-muenchen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19/">19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fc-schalke-04-vfl-wolfsburg/">4:0 (2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hannover-96-vfb-stuttgart/">4:2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23/">2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24/">24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bor-moenchengladbach-hamburger-sv/">1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25/">25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1-fc-koeln-bayer-leverkusen/">0:2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vfb-stuttgart-sc-freiburg/">4:1 (2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1-fsv-mainz-05-1-fc-kaiserslautern/">4:0 (3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vfl-wolfsburg-1899-hoffenheim/">1:2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fc-augsburg-hertha-bsc/">3:0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werder-bremen-1-fc-nuernberg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26/">26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bayern-muenchen-fc-schalke-04/">2:0 (1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borussia-dortmund-hannover-96/">3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24/">2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3/">03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bayer-leverkusen-bayern-muenchen/">2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sc-freiburg-fc-schalke-04/">2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hertha-bsc-werder-bremen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hamburger-sv-vfb-stuttgart/">0:4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1-fc-kaiserslautern-vfl-wolfsburg/">0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hannover-96-fc-augsburg/">2:2 (1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borussia-dortmund-1-fsv-mainz-05/">2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4/">04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1-fc-nuernberg-bor-moenchengladbach/">1:0 (0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1899-hoffenheim-1-fc-koeln/">1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25/">25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9/">09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vfb-stuttgart-1-fc-kaiserslautern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0/">10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vfl-wolfsburg-bayer-leverkusen/">3:2 (2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1-fsv-mainz-05-1-fc-nuernberg/">2:1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bor-moenchengladbach-sc-freiburg/">0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bayern-muenchen-1899-hoffenheim/">7:1 (5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1-fc-koeln-hertha-bsc/">1:0 (1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fc-augsburg-borussia-dortmund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1/">11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werder-bremen-hannover-96/">3:0 (1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fc-schalke-04-hamburger-sv/">3:1 (3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26/">26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6/">16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1899-hoffenheim-vfb-stuttgart/">1:2 (0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7/">17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borussia-dortmund-werder-bremen/">1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fc-augsburg-1-fsv-mainz-05/">2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hamburger-sv-sc-freiburg/">1:3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1-fc-nuernberg-vfl-wolfsburg/">1:3 (1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bayer-leverkusen-bor-moenchengladbach/">1:2 (0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hertha-bsc-bayern-muenchen/">0:6 (0:3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8/">18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1-fc-kaiserslautern-fc-schalke-04/">1:4 (1:2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hannover-96-1-fc-koeln/">4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27/">27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23/">23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vfl-wolfsburg-hamburger-sv/">2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24/">24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bayern-muenchen-hannover-96/">2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sc-freiburg-1-fc-kaiserslautern/">2:0 (2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bor-moenchengladbach-1899-hoffenheim/">1:2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werder-bremen-fc-augsburg/">1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1-fsv-mainz-05-hertha-bsc/">1:3 (0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fc-schalke-04-bayer-leverkusen/">2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25/">25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vfb-stuttgart-1-fc-nuernberg/">1:0 (0:0)</text:a></text:p>
          </table:table-cell>
          <table:table-cell table:number-columns-repeated="2"/>
        </table:table-row>
        <table:table-row table:style-name="ro1">
          <table:table-cell office:value-type="string">
            <text:p>16:4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1-fc-koeln-borussia-dortmund/">1:6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28/">28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30/">30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borussia-dortmund-vfb-stuttgart/">4:4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31/">31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1-fc-nuernberg-bayern-muenchen/">0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1-fc-kaiserslautern-hamburger-sv/">0:1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werder-bremen-1-fsv-mainz-05/">0:3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bayer-leverkusen-sc-freiburg/">0:2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fc-augsburg-1-fc-koeln/">2:1 (2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hertha-bsc-vfl-wolfsburg/">1:4 (1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/">01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hannover-96-bor-moenchengladbach/">2:1 (0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1899-hoffenheim-fc-schalke-04/">1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29/">29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7/">07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vfl-wolfsburg-borussia-dortmund/">1:3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1-fc-koeln-werder-bremen/">1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vfb-stuttgart-1-fsv-mainz-05/">4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sc-freiburg-1-fc-nuernberg/">2:2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1-fc-kaiserslautern-1899-hoffenheim/">1:2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bayern-muenchen-fc-augsburg/">2:1 (1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bor-moenchengladbach-hertha-bsc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8/">08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fc-schalke-04-hannover-96/">3:0 (1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hamburger-sv-bayer-leverkusen/">1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30/">30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0/">10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hertha-bsc-sc-freiburg/">1:2 (0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fc-augsburg-vfb-stuttgart/">1:3 (1:2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1-fsv-mainz-05-1-fc-koeln/">4:0 (3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werder-bremen-bor-moenchengladbach/">2:2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1/">11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borussia-dortmund-bayern-muenchen/">1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1-fc-nuernberg-fc-schalke-04/">4:1 (3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1899-hoffenheim-hamburger-sv/">4:0 (2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bayer-leverkusen-1-fc-kaiserslautern/">3:1 (1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hannover-96-vfl-wolfsburg/">2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31/">3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3/">13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vfb-stuttgart-werder-bremen/">4:1 (2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4/">14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fc-schalke-04-borussia-dortmund/">1:2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hamburger-sv-hannover-96/">1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1-fc-kaiserslautern-1-fc-nuernberg/">0:2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vfl-wolfsburg-fc-augsburg/">1:2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bayer-leverkusen-hertha-bsc/">3:3 (1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bayern-muenchen-1-fsv-mainz-05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5/">15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bor-moenchengladbach-1-fc-koeln/">3:0 (1:0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sc-freiburg-1899-hoffenheim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32/">3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0/">20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1-fsv-mainz-05-vfl-wolfsburg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1/">21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1899-hoffenheim-bayer-leverkusen/">0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werder-bremen-bayern-muenchen/">1:2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1-fc-nuernberg-hamburger-sv/">1:1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hertha-bsc-1-fc-kaiserslautern/">1:2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1-fc-koeln-vfb-stuttgart/">1:1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borussia-dortmund-bor-moenchengladbach/">2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2/">22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fc-augsburg-fc-schalke-04/">1:1 (1:1)</text:a></text:p>
          </table:table-cell>
          <table:table-cell table:number-columns-repeated="2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hannover-96-sc-freiburg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33/">3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8/">28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string">
            <text:p><text:a xlink:href="http://www.worldfootball.net/spielbericht/bundesliga-2011-2012-1-fc-kaiserslautern-borussia-dortmund/">2:5 (1:3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string">
            <text:p><text:a xlink:href="http://www.worldfootball.net/spielbericht/bundesliga-2011-2012-vfl-wolfsburg-werder-bremen/">3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string">
            <text:p><text:a xlink:href="http://www.worldfootball.net/spielbericht/bundesliga-2011-2012-bayer-leverkusen-hannover-96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string">
            <text:p><text:a xlink:href="http://www.worldfootball.net/spielbericht/bundesliga-2011-2012-hamburger-sv-1-fsv-mainz-05/">0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string">
            <text:p><text:a xlink:href="http://www.worldfootball.net/spielbericht/bundesliga-2011-2012-1899-hoffenheim-1-fc-nuernberg/">2:3 (1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string">
            <text:p><text:a xlink:href="http://www.worldfootball.net/spielbericht/bundesliga-2011-2012-bayern-muenchen-vfb-stuttgart/">2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string">
            <text:p><text:a xlink:href="http://www.worldfootball.net/spielbericht/bundesliga-2011-2012-sc-freiburg-1-fc-koeln/">4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string">
            <text:p><text:a xlink:href="http://www.worldfootball.net/spielbericht/bundesliga-2011-2012-bor-moenchengladbach-fc-augsburg/">0:0 (0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string">
            <text:p><text:a xlink:href="http://www.worldfootball.net/spielbericht/bundesliga-2011-2012-fc-schalke-04-hertha-bsc/">4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bundesliga-2011-2012-spieltag/34/">3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y/5/">05/05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nuernberg/">1. FC Nürnbe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-leverkusen/">Bayer Leverkusen</text:a></text:p>
          </table:table-cell>
          <table:table-cell office:value-type="string">
            <text:p><text:a xlink:href="http://www.worldfootball.net/spielbericht/bundesliga-2011-2012-1-fc-nuernberg-bayer-leverkusen/">1:4 (0:2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c-koeln/">1. FC Köl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ayern-muenchen/">Bayern München</text:a></text:p>
          </table:table-cell>
          <table:table-cell office:value-type="string">
            <text:p><text:a xlink:href="http://www.worldfootball.net/spielbericht/bundesliga-2011-2012-1-fc-koeln-bayern-muenchen/">1:4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werder-bremen/">Werder Breme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schalke-04/">FC Schalke 04</text:a></text:p>
          </table:table-cell>
          <table:table-cell office:value-type="string">
            <text:p><text:a xlink:href="http://www.worldfootball.net/spielbericht/bundesliga-2011-2012-werder-bremen-fc-schalke-04/">2:3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fc-augsburg/">FC Augsburg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hamburger-sv/">Hamburger SV</text:a></text:p>
          </table:table-cell>
          <table:table-cell office:value-type="string">
            <text:p><text:a xlink:href="http://www.worldfootball.net/spielbericht/bundesliga-2011-2012-fc-augsburg-hamburger-sv/">1:0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borussia-dortmund/">Borussia Dortmun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c-freiburg/">SC Freiburg</text:a></text:p>
          </table:table-cell>
          <table:table-cell office:value-type="string">
            <text:p><text:a xlink:href="http://www.worldfootball.net/spielbericht/bundesliga-2011-2012-borussia-dortmund-sc-freiburg/">4:0 (4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annover-96/">Hannover 96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-fc-kaiserslautern/">1. FC Kaiserslautern</text:a></text:p>
          </table:table-cell>
          <table:table-cell office:value-type="string">
            <text:p><text:a xlink:href="http://www.worldfootball.net/spielbericht/bundesliga-2011-2012-hannover-96-1-fc-kaiserslautern/">2:1 (1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hertha-bsc/">Hertha BS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1899-hoffenheim/">1899 Hoffenheim</text:a></text:p>
          </table:table-cell>
          <table:table-cell office:value-type="string">
            <text:p><text:a xlink:href="http://www.worldfootball.net/spielbericht/bundesliga-2011-2012-hertha-bsc-1899-hoffenheim/">3:1 (1:0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vfb-stuttgart/">VfB Stuttgart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fl-wolfsburg/">VfL Wolfsburg</text:a></text:p>
          </table:table-cell>
          <table:table-cell office:value-type="string">
            <text:p><text:a xlink:href="http://www.worldfootball.net/spielbericht/bundesliga-2011-2012-vfb-stuttgart-vfl-wolfsburg/">3:2 (0:1)</text:a></text:p>
          </table:table-cell>
          <table:table-cell table:number-columns-repeated="2"/>
        </table:table-row>
        <table:table-row table:style-name="ro1">
          <table:table-cell office:value-type="string">
            <text:p>14:30</text:p>
          </table:table-cell>
          <table:table-cell office:value-type="string">
            <text:p><text:a xlink:href="http://www.worldfootball.net/teams/1-fsv-mainz-05/">1. FSV Mainz 05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r-moenchengladbach/">Bor. Mönchengladbach</text:a></text:p>
          </table:table-cell>
          <table:table-cell office:value-type="string">
            <text:p><text:a xlink:href="http://www.worldfootball.net/spielbericht/bundesliga-2011-2012-1-fsv-mainz-05-bor-moenchengladbach/">0:3 (0:1)</text:a></text:p>
          </table:table-cell>
          <table:table-cell table:style-name="Default" table:number-columns-repeated="2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03/17/2013</text:date>, <text:time>12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dith Ramirez</meta:initial-creator>
    <meta:creation-date>2013-03-17T11:58:15</meta:creation-date>
    <dc:date>2013-03-17T12:01:34</dc:date>
    <dc:creator>Judith Ramirez</dc:creator>
    <meta:editing-duration>PT3M20S</meta:editing-duration>
    <meta:editing-cycles>1</meta:editing-cycles>
    <meta:document-statistic meta:table-count="3" meta:cell-count="3694" meta:object-count="0"/>
    <meta:generator>LibreOffice/3.4$Linux LibreOffice_project/340m1$Build-402</meta:generator>
  </office:meta>
</office:document-meta>
</file>